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C000001D56BB962C3.png"/>
  <manifest:file-entry manifest:media-type="image/jpeg" manifest:full-path="Pictures/1000000000000BDD000006B0167921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 Light" svg:font-family="'Microsoft YaHe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Microsoft YaHei Light" fo:font-size="11pt" style:font-size-asian="11pt" style:font-size-complex="11pt"/>
    </style:style>
    <style:style style:name="P2" style:family="paragraph" style:parent-style-name="Standard">
      <style:text-properties style:font-name="Microsoft YaHe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i2" text:anchor-type="page" text:anchor-page-number="1" svg:x="1.789cm" svg:y="13.309cm" svg:width="17.378cm" svg:height="9.795cm" draw:z-index="1">
        <draw:image xlink:href="Pictures/1000000000000BDD000006B016792129.jpg" xlink:type="simple" xlink:show="embed" xlink:actuate="onLoad"/>
      </draw:frame>
      <text:p text:style-name="P2"><draw:frame draw:style-name="fr1" draw:name="immagini1" text:anchor-type="paragraph" svg:x="-0.822cm" svg:y="-1.693cm" svg:width="18.999cm" svg:height="11.423cm" draw:z-index="0"><draw:image xlink:href="Pictures/100000000000030C000001D56BB962C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icrosoft YaHei Light" svg:font-family="'Microsoft YaHe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Microsoft YaHei Light"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27S</meta:editing-duration>
    <meta:editing-cycles>5</meta:editing-cycles>
    <meta:generator>OpenOffice/4.1.6$Win32 OpenOffice.org_project/416m1$Build-9790</meta:generator>
    <dc:date>2019-06-27T13:43:02.21</dc:date>
    <dc:creator>Siria Sannino</dc:creator>
    <meta:document-statistic meta:table-count="0" meta:image-count="2" meta:object-count="0" meta:page-count="2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